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d03" officeooo:paragraph-rsid="00083d03"/>
    </style:style>
    <style:style style:name="P2" style:family="paragraph" style:parent-style-name="Standard">
      <style:text-properties officeooo:rsid="0008d667" officeooo:paragraph-rsid="0008d667"/>
    </style:style>
    <style:style style:name="P3" style:family="paragraph" style:parent-style-name="Standard">
      <style:text-properties fo:font-size="24pt" officeooo:rsid="00083d03" officeooo:paragraph-rsid="00083d03" style:font-size-asian="24pt" style:font-size-complex="24pt"/>
    </style:style>
    <style:style style:name="P4" style:family="paragraph" style:parent-style-name="Standard">
      <style:text-properties fo:font-size="32pt" style:text-underline-style="solid" style:text-underline-width="auto" style:text-underline-color="font-color" officeooo:rsid="00083d03" officeooo:paragraph-rsid="00083d03" style:font-size-asian="32pt" style:font-size-complex="32pt"/>
    </style:style>
    <style:style style:name="T1" style:family="text">
      <style:text-properties officeooo:rsid="0008d667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971ce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ediment B<text:span text:style-name="T1">acklog</text:span></text:p>
      <text:p text:style-name="P3"/>
      <text:p text:style-name="P3"/>
      <text:p text:style-name="P3">- Bessere Kommunikation</text:p>
      <text:p text:style-name="P3"/>
      <text:p text:style-name="P3">- Verbesserte Zeiteinteilung</text:p>
      <text:p text:style-name="P3"/>
      <text:p text:style-name="P3">- Aktivität in Messangern (auch für Feedback)</text:p>
      <text:p text:style-name="P3"/>
      <text:p text:style-name="P1"><text:span text:style-name="T2">- Terminfindung für Review Meeting verbesse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4:17:39.373000000</meta:creation-date>
    <dc:date>2018-02-08T14:57:23.520000000</dc:date>
    <meta:editing-duration>PT24M13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5" meta:word-count="21" meta:character-count="159" meta:non-whitespace-character-count="143"/>
  </office:meta>
</office:document-meta>
</file>